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8826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2.0798in" style:use-optimal-column-width="false"/>
    </style:style>
    <style:style style:name="TableColumn5" style:family="table-column">
      <style:table-column-properties style:column-width="0.184in" style:use-optimal-column-width="false"/>
    </style:style>
    <style:style style:name="TableColumn6" style:family="table-column">
      <style:table-column-properties style:column-width="0.3479in" style:use-optimal-column-width="false"/>
    </style:style>
    <style:style style:name="TableColumn7" style:family="table-column">
      <style:table-column-properties style:column-width="1.0402in" style:use-optimal-column-width="false"/>
    </style:style>
    <style:style style:name="TableColumn8" style:family="table-column">
      <style:table-column-properties style:column-width="0.2659in" style:use-optimal-column-width="false"/>
    </style:style>
    <style:style style:name="TableColumn9" style:family="table-column">
      <style:table-column-properties style:column-width="1.3062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2" style:parent-style-name="TableHeading" style:family="paragraph">
      <style:paragraph-properties fo:break-before="page" fo:text-align="start"/>
      <style:text-properties style:font-name="quot" fo:color="#FFFFFF"/>
    </style:style>
    <style:style style:name="TableCell13" style:family="table-cell">
      <style:table-cell-properties fo:border-top="0.0069in solid #000000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14" style:parent-style-name="TableHeading" style:family="paragraph">
      <style:text-properties style:font-name="quot" fo:color="#FFFFFF"/>
    </style:style>
    <style:style style:name="TableCell15" style:family="table-cell">
      <style:table-cell-properties fo:border-top="0.0069in solid #000000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16" style:parent-style-name="TableHeading" style:family="paragraph">
      <style:text-properties style:font-name="quot" fo:color="#FFFFFF"/>
    </style:style>
    <style:style style:name="TableCell17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8" style:parent-style-name="TableHeading" style:family="paragraph">
      <style:text-properties style:font-name="quot"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1" style:parent-style-name="TableHeading" style:family="paragraph">
      <style:paragraph-properties fo:text-align="start"/>
      <style:text-properties style:font-name="quot" fo:color="#FFFFFF"/>
    </style:style>
    <style:style style:name="TableCell22" style:family="table-cell">
      <style:table-cell-properties fo:border-top="none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23" style:parent-style-name="TableHeading" style:family="paragraph">
      <style:text-properties style:font-name="quot" fo:color="#FFFFFF"/>
    </style:style>
    <style:style style:name="TableCell24" style:family="table-cell">
      <style:table-cell-properties fo:border-top="none" fo:border-left="0.0069in solid #000000" fo:border-bottom="0.0069in solid #000000" fo:border-right="none" fo:background-color="#663300" style:writing-mode="lr-tb" style:vertical-align="middle" fo:padding-top="0.0194in" fo:padding-left="0.0194in" fo:padding-bottom="0.0194in" fo:padding-right="0.0194in"/>
    </style:style>
    <style:style style:name="P25" style:parent-style-name="TableHeading" style:family="paragraph">
      <style:text-properties style:font-name="quot" fo:color="#FFFFFF"/>
    </style:style>
    <style:style style:name="TableCell26" style:family="table-cell">
      <style:table-cell-properties fo:border-top="none" fo:border-left="0.0069in solid #000000" fo:border-bottom="0.0069in solid #000000" fo:border-right="0.0069in solid #000000" fo:background-color="#663300" style:writing-mode="lr-tb" style:vertical-align="middle" fo:padding-top="0.0194in" fo:padding-left="0.0194in" fo:padding-bottom="0.0194in" fo:padding-right="0.0194in"/>
    </style:style>
    <style:style style:name="P27" style:parent-style-name="TableHeading" style:family="paragraph">
      <style:text-properties style:font-name="quot" fo:color="#FFFFFF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text-properties fo:font-size="2pt" style:font-size-asian="2pt" style:font-size-complex="2pt"/>
    </style:style>
    <style:style style:name="TableCell3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2" style:parent-style-name="TableContents" style:family="paragraph">
      <style:text-properties fo:font-size="2pt" style:font-size-asian="2pt" style:font-size-complex="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5" style:parent-style-name="StrongEmphasis" style:family="text">
      <style:text-properties style:font-name="quot"/>
    </style:style>
    <style:style style:name="TableCell3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9" style:parent-style-name="StrongEmphasis" style:family="text">
      <style:text-properties style:font-name="quot"/>
    </style:style>
    <style:style style:name="TableCell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43" style:parent-style-name="StrongEmphasis" style:family="text">
      <style:text-properties style:font-name="quot"/>
    </style:style>
    <style:style style:name="TableCell4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47" style:parent-style-name="StrongEmphasis" style:family="text">
      <style:text-properties style:font-name="quot"/>
    </style:style>
    <style:style style:name="TableCell4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53" style:parent-style-name="TableContents" style:family="paragraph">
      <style:paragraph-properties fo:text-align="center"/>
    </style:style>
    <style:style style:name="T54" style:parent-style-name="StrongEmphasis" style:family="text">
      <style:text-properties style:font-name="quo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5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5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>
      <style:paragraph-properties fo:text-align="center"/>
    </style:style>
    <style:style style:name="T76" style:parent-style-name="StrongEmphasis" style:family="text">
      <style:text-properties style:font-name="quo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8" style:parent-style-name="TableContents" style:family="paragraph"/>
    <style:style style:name="P99" style:parent-style-name="TableContents" style:family="paragraph"/>
    <style:style style:name="P100" style:parent-style-name="TableContents" style:family="paragraph"/>
    <style:style style:name="P101" style:parent-style-name="Standaard" style:master-page-name="MP1" style:family="paragraph">
      <style:paragraph-properties fo:break-before="page"/>
      <style:text-properties fo:font-style="italic" style:font-style-asian="italic" style:font-style-complex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Use Case Naam:</text:p>
          </table:table-cell>
          <table:covered-table-cell/>
          <table:table-cell table:style-name="TableCell13" table:number-columns-spanned="3">
            <text:p text:style-name="P14">Inloggen</text:p>
          </table:table-cell>
          <table:covered-table-cell/>
          <table:covered-table-cell/>
          <table:table-cell table:style-name="TableCell15" table:number-columns-spanned="2">
            <text:p text:style-name="P16">Versie</text:p>
          </table:table-cell>
          <table:covered-table-cell/>
          <table:table-cell table:style-name="TableCell17">
            <text:p text:style-name="P18">0.2</text:p>
          </table:table-cell>
        </table:table-row>
        <table:table-row table:style-name="TableRow19">
          <table:table-cell table:style-name="TableCell20" table:number-columns-spanned="2">
            <text:p text:style-name="P21">Laatste Update door:</text:p>
          </table:table-cell>
          <table:covered-table-cell/>
          <table:table-cell table:style-name="TableCell22">
            <text:p text:style-name="P23">Bas</text:p>
          </table:table-cell>
          <table:table-cell table:style-name="TableCell24" table:number-columns-spanned="3">
            <text:p text:style-name="P25">Datum Revisie:</text:p>
          </table:table-cell>
          <table:covered-table-cell/>
          <table:covered-table-cell/>
          <table:table-cell table:style-name="TableCell26" table:number-columns-spanned="2">
            <text:p text:style-name="P27">27/08/19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/>
          </table:table-cell>
          <table:covered-table-cell/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TableContents"><text:span text:style-name="T35">Doel:</text:span></text:p>
          </table:table-cell>
          <table:covered-table-cell/>
          <table:table-cell table:style-name="TableCell36" table:number-columns-spanned="6">
            <text:p text:style-name="Standard">– Als klant</text:p>
            <text:p text:style-name="Standard">– Wil ik kunnen inloggen op mijn account</text:p>
            <text:p text:style-name="Standard">– Zodat ik toegang heb tot alle gemakken van internet bankie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TableContents"><text:span text:style-name="T39">Actors:</text:span></text:p>
          </table:table-cell>
          <table:covered-table-cell/>
          <table:table-cell table:style-name="TableCell40" table:number-columns-spanned="6">
            <text:p text:style-name="TableContents">– Kl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2">
            <text:p text:style-name="TableContents"><text:span text:style-name="T43">Precondities:</text:span></text:p>
          </table:table-cell>
          <table:covered-table-cell/>
          <table:table-cell table:style-name="TableCell44" table:number-columns-spanned="6">
            <text:p text:style-name="TableContents">– Klant met<text:s/>rekening(e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TableContents"><text:span text:style-name="T47">Postcondities:</text:span></text:p>
          </table:table-cell>
          <table:covered-table-cell/>
          <table:table-cell table:style-name="TableCell48" table:number-columns-spanned="6">
            <text:p text:style-name="TableContents">– Klant ziet het dashboard dat hoort bij zijn (type) rekening(e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8">
            <text:p text:style-name="P53"><text:span text:style-name="T54">Happy Flow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TableContents">Stap</text:p>
          </table:table-cell>
          <table:table-cell table:style-name="TableCell57" table:number-columns-spanned="3">
            <text:p text:style-name="TableContents">Gebruiker</text:p>
          </table:table-cell>
          <table:covered-table-cell/>
          <table:covered-table-cell/>
          <table:table-cell table:style-name="TableCell58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TableContents">1</text:p>
          </table:table-cell>
          <table:table-cell table:style-name="TableCell61" table:number-columns-spanned="3">
            <text:p text:style-name="TableContents">Klant open het inlogscherm vanaf de website</text:p>
          </table:table-cell>
          <table:covered-table-cell/>
          <table:covered-table-cell/>
          <table:table-cell table:style-name="TableCell62" table:number-columns-spanned="4">
            <text:p text:style-name="TableContents">De website voorziet in een optie<text:s/>waarmee <text:s/>klanten kunnen inloggen op hun account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TableContents">2</text:p>
          </table:table-cell>
          <table:table-cell table:style-name="TableCell65" table:number-columns-spanned="3">
            <text:p text:style-name="TableContents">Klant identificeert zich met:</text:p>
            <text:p text:style-name="TableContents">–<text:s/>gebruikersnaam</text:p>
            <text:p text:style-name="TableContents">– wachtwoord</text:p>
          </table:table-cell>
          <table:covered-table-cell/>
          <table:covered-table-cell/>
          <table:table-cell table:style-name="TableCell66" table:number-columns-spanned="4">
            <text:p text:style-name="TableContents">Het systeem controleert:</text:p>
            <text:p text:style-name="TableContents">–<text:s/>gebruikersnaam</text:p>
            <text:p text:style-name="TableContents">– wachtwoord</text:p>
          </table:table-cell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TableContents">3</text:p>
          </table:table-cell>
          <table:table-cell table:style-name="TableCell69" table:number-columns-spanned="3">
            <text:p text:style-name="TableContents">Klant<text:s/>ziet persoonlijke pagina</text:p>
          </table:table-cell>
          <table:covered-table-cell/>
          <table:covered-table-cell/>
          <table:table-cell table:style-name="TableCell70" table:number-columns-spanned="4">
            <text:p text:style-name="TableContents">Het systeem<text:s/>laat de gekoppelde rekening(en) zien waarvan klant houder danwel gemachtigde is.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8">
            <text:p text:style-name="P75"><text:span text:style-name="T76">Alternatieve Flow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>
            <text:p text:style-name="TableContents">Stap</text:p>
          </table:table-cell>
          <table:table-cell table:style-name="TableCell79" table:number-columns-spanned="3">
            <text:p text:style-name="TableContents">Gebruiker</text:p>
          </table:table-cell>
          <table:covered-table-cell/>
          <table:covered-table-cell/>
          <table:table-cell table:style-name="TableCell80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TableContents">2</text:p>
          </table:table-cell>
          <table:table-cell table:style-name="TableCell83" table:number-columns-spanned="3">
            <text:p text:style-name="TableContents"/>
          </table:table-cell>
          <table:covered-table-cell/>
          <table:covered-table-cell/>
          <table:table-cell table:style-name="TableCell84" table:number-columns-spanned="4">
            <text:p text:style-name="TableContents">Het systeem kan<text:s/>gebruikersnaam<text:s/>met wachtwoord niet matchen.</text:p>
          </table:table-cell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TableContents">2.1</text:p>
          </table:table-cell>
          <table:table-cell table:style-name="TableCell87" table:number-columns-spanned="3">
            <text:p text:style-name="TableContents">Klant identificeert zich opnieuw</text:p>
          </table:table-cell>
          <table:covered-table-cell/>
          <table:covered-table-cell/>
          <table:table-cell table:style-name="TableCell88" table:number-columns-spanned="4">
            <text:p text:style-name="TableContents">Toon de gemaakte fout en biedt het inlogscherm opnieuw aan</text:p>
          </table:table-cell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TableContents"/>
          </table:table-cell>
          <table:table-cell table:style-name="TableCell91" table:number-columns-spanned="3">
            <text:p text:style-name="TableContents"/>
          </table:table-cell>
          <table:covered-table-cell/>
          <table:covered-table-cell/>
          <table:table-cell table:style-name="TableCell92" table:number-columns-spanned="4">
            <text:p text:style-name="TableContents"/>
          </table:table-cell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8">
            <text:p text:style-name="P95">Ideeë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8">
            <text:list text:style-name="LFO1" text:continue-numbering="true">
              <text:list-item>
                <text:p text:style-name="P98">Wachtwoord vergeten / wachtwoord herstel</text:p>
              </text:list-item>
              <text:list-item>
                <text:p text:style-name="P99">Gebruikersnaam vergeten</text:p>
              </text:list-item>
              <text:list-item>
                <text:p text:style-name="P100">Op inlogpagina link naar scherm klant worden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tru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bruiker kvk</meta:initial-creator>
    <dc:creator>Joost Kager</dc:creator>
    <meta:creation-date>2019-08-27T12:46:00Z</meta:creation-date>
    <dc:date>2019-08-27T12:46:00Z</dc:date>
    <meta:template xlink:href="Normal" xlink:type="simple"/>
    <meta:editing-cycles>2</meta:editing-cycles>
    <meta:editing-duration>PT60S</meta:editing-duration>
    <meta:document-statistic meta:page-count="2" meta:paragraph-count="2" meta:word-count="168" meta:character-count="1096" meta:row-count="7" meta:non-whitespace-character-count="930"/>
  </office:meta>
</office:document-meta>
</file>